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6.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0.891cm"/>
    </style:style>
    <style:style style:name="Table2.B" style:family="table-column">
      <style:table-column-properties style:column-width="16.2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0.93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8" style:family="table-row">
      <style:table-row-properties style:min-row-height="0.986cm"/>
    </style:style>
    <style:style style:name="P1" style:family="paragraph" style:parent-style-name="Header">
      <style:text-properties fo:font-weight="bold" officeooo:rsid="0022f1eb" officeooo:paragraph-rsid="0022f1eb" style:font-weight-asian="bold" style:font-weight-complex="bold"/>
    </style:style>
    <style:style style:name="P2" style:family="paragraph" style:parent-style-name="Standard">
      <style:text-properties officeooo:paragraph-rsid="001ab490"/>
    </style:style>
    <style:style style:name="P3" style:family="paragraph" style:parent-style-name="Standard">
      <style:text-properties officeooo:rsid="001e208a" officeooo:paragraph-rsid="001e208a"/>
    </style:style>
    <style:style style:name="P4" style:family="paragraph" style:parent-style-name="Table_20_Heading">
      <style:text-properties fo:font-weight="normal" officeooo:rsid="001433f3" officeooo:paragraph-rsid="001433f3" style:font-weight-asian="normal" style:font-weight-complex="normal"/>
    </style:style>
    <style:style style:name="P5" style:family="paragraph" style:parent-style-name="Table_20_Contents">
      <style:text-properties officeooo:rsid="001433f3" officeooo:paragraph-rsid="001433f3"/>
    </style:style>
    <style:style style:name="P6" style:family="paragraph" style:parent-style-name="Table_20_Contents">
      <style:text-properties officeooo:rsid="001599e0" officeooo:paragraph-rsid="001599e0"/>
    </style:style>
    <style:style style:name="P7" style:family="paragraph" style:parent-style-name="Table_20_Contents">
      <style:text-properties officeooo:rsid="0015ab04" officeooo:paragraph-rsid="0015ab04"/>
    </style:style>
    <style:style style:name="P8" style:family="paragraph" style:parent-style-name="Table_20_Contents">
      <style:text-properties officeooo:rsid="00168af9" officeooo:paragraph-rsid="00168af9"/>
    </style:style>
    <style:style style:name="P9" style:family="paragraph" style:parent-style-name="Table_20_Contents">
      <style:text-properties officeooo:rsid="00169371" officeooo:paragraph-rsid="00169371"/>
    </style:style>
    <style:style style:name="P10" style:family="paragraph" style:parent-style-name="Table_20_Contents">
      <style:text-properties officeooo:rsid="00187431" officeooo:paragraph-rsid="00187431"/>
    </style:style>
    <style:style style:name="P11" style:family="paragraph" style:parent-style-name="Table_20_Contents">
      <style:text-properties officeooo:rsid="001e208a" officeooo:paragraph-rsid="001e208a"/>
    </style:style>
    <style:style style:name="P12" style:family="paragraph" style:parent-style-name="Table_20_Contents">
      <style:text-properties officeooo:rsid="001e698e" officeooo:paragraph-rsid="001e698e"/>
    </style:style>
    <style:style style:name="P13" style:family="paragraph" style:parent-style-name="Table_20_Contents">
      <style:text-properties officeooo:rsid="001ea515" officeooo:paragraph-rsid="001ea515"/>
    </style:style>
    <style:style style:name="P14" style:family="paragraph" style:parent-style-name="Table_20_Contents">
      <style:text-properties officeooo:rsid="002000d4" officeooo:paragraph-rsid="002000d4"/>
    </style:style>
    <style:style style:name="P15" style:family="paragraph" style:parent-style-name="Table_20_Contents">
      <style:text-properties officeooo:rsid="002000d4" officeooo:paragraph-rsid="002033b9"/>
    </style:style>
    <style:style style:name="P16" style:family="paragraph" style:parent-style-name="Table_20_Contents">
      <style:text-properties officeooo:rsid="00212697" officeooo:paragraph-rsid="00212697"/>
    </style:style>
    <style:style style:name="P17" style:family="paragraph" style:parent-style-name="Table_20_Contents">
      <style:text-properties officeooo:rsid="00212697" officeooo:paragraph-rsid="0021cfe7"/>
    </style:style>
    <style:style style:name="P18" style:family="paragraph" style:parent-style-name="Table_20_Contents">
      <style:text-properties officeooo:rsid="00212697" officeooo:paragraph-rsid="0023d91a"/>
    </style:style>
    <style:style style:name="P19" style:family="paragraph" style:parent-style-name="Table_20_Contents">
      <style:text-properties officeooo:rsid="0021cfe7" officeooo:paragraph-rsid="0021cfe7"/>
    </style:style>
    <style:style style:name="P20" style:family="paragraph" style:parent-style-name="Table_20_Contents">
      <style:text-properties officeooo:rsid="0023d91a" officeooo:paragraph-rsid="0023d91a"/>
    </style:style>
    <style:style style:name="P21" style:family="paragraph" style:parent-style-name="Text_20_body">
      <style:text-properties officeooo:rsid="001e208a" officeooo:paragraph-rsid="001e208a"/>
    </style:style>
    <style:style style:name="P22" style:family="paragraph" style:parent-style-name="Table_20_Contents">
      <style:text-properties officeooo:rsid="00292fe6" officeooo:paragraph-rsid="00292fe6"/>
    </style:style>
    <style:style style:name="T1" style:family="text">
      <style:text-properties officeooo:rsid="001ea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lass question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1</text:p>
            </table:table-cell>
            <table:table-cell table:style-name="Table1.B1" office:value-type="string">
              <text:p text:style-name="P4">Initialize an array with some numbers,ask the user which number you want to search in the array.write a function to return the index position where number is found in array [implementfunction in Linear search method]?</text:p>
            </table:table-cell>
          </table:table-row>
        </table:table-header-rows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5">Initialize an array with some numbers,ask the user which number you want to search in the array. <text:s/>write a function to return the index position where number is found in array.[implement function in Binary search method]?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6">Initialize an array with some numbers,Sort the array elements by using Bobble sort technique?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B2" office:value-type="string">
            <text:p text:style-name="P7">Stack implementation by using array with global array?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B2" office:value-type="string">
            <text:p text:style-name="P8">Queue implementation by using array with global array?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B2" office:value-type="string">
            <text:p text:style-name="P8">Circular queue implementation by using array? 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B2" office:value-type="string">
            <text:p text:style-name="P9">Write a c program to impliment stack by using linked list? </text:p>
            <text:p text:style-name="P9"><text:tab/>(push,pop,display functions) </text:p>
            <text:p text:style-name="P9"><text:tab/></text:p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B2" office:value-type="string">
            <text:p text:style-name="P9">Write a C progaram to implement Queue by using linked list? </text:p>
            <text:p text:style-name="P10"><text:tab/>(insert,delete,display functions)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B2" office:value-type="string">
            <text:p text:style-name="P10">write a C program to create a list and do all basic opearations? </text:p>
            <text:p text:style-name="P10"><text:tab/>.insert at begin or in empty list </text:p>
            <text:p text:style-name="P10"><text:tab/>.insert after the given element and before element </text:p>
            <text:p text:style-name="P10"><text:tab/>.insert at end position and required position </text:p>
            <text:p text:style-name="P10"><text:tab/>.display the elements</text:p>
            <text:p text:style-name="P10"><text:s text:c="12"/>.delete the node of given valu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ext:p text:style-name="P2"/>
      <text:p text:style-name="P3">Assignment questions: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1</text:p>
          </table:table-cell>
          <table:table-cell table:style-name="Table2.B1" office:value-type="string">
            <text:p text:style-name="P12">Initialize an array with some numbers, write a function to sort the array elements using </text:p>
            <text:p text:style-name="P12"><text:tab/>.Quick sort method </text:p>
            <text:p text:style-name="P12"><text:tab/>.Selection sort method </text:p>
            <text:p text:style-name="P12"><text:tab/>.Insertion sort method </text:p>
          </table:table-cell>
        </table:table-row>
        <table:table-row table:style-name="Table2.2"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13">Write a C program to Sort two arrays by using merge sort? </text:p>
          </table:table-cell>
        </table:table-row>
        <table:table-row table:style-name="Table2.2">
          <table:table-cell table:style-name="Table2.A2" office:value-type="string">
            <text:p text:style-name="P14">3</text:p>
          </table:table-cell>
          <table:table-cell table:style-name="Table2.B2" office:value-type="string">
            <text:p text:style-name="P15"><text:span text:style-name="T1">Write a C program to </text:span>stack implementation by using array with out global array? </text:p>
            <text:p text:style-name="P14"/>
          </table:table-cell>
        </table:table-row>
        <table:table-row table:style-name="Table2.2">
          <table:table-cell table:style-name="Table2.A2" office:value-type="string">
            <text:p text:style-name="P14">4</text:p>
          </table:table-cell>
          <table:table-cell table:style-name="Table2.B2" office:value-type="string">
            <text:p text:style-name="P15"><text:span text:style-name="T1">Write a C program to </text:span>Queue implementation by using array with out global array? </text:p>
          </table:table-cell>
        </table:table-row>
        <table:table-row table:style-name="Table2.2">
          <table:table-cell table:style-name="Table2.A2" office:value-type="string">
            <text:p text:style-name="P16">5</text:p>
          </table:table-cell>
          <table:table-cell table:style-name="Table2.B2" office:value-type="string">
            <text:p text:style-name="P16">Write a c progam for double ended queue? </text:p>
          </table:table-cell>
        </table:table-row>
        <table:table-row table:style-name="Table2.2">
          <table:table-cell table:style-name="Table2.A2" office:value-type="string">
            <text:p text:style-name="P16">6</text:p>
          </table:table-cell>
          <table:table-cell table:style-name="Table2.B2" office:value-type="string">
            <text:p text:style-name="P16">Write a C program to implement stack with linked list with out global pointers(i.e, send TOP pointer as argument to functions)?</text:p>
          </table:table-cell>
        </table:table-row>
        <text:soft-page-break/>
        <table:table-row table:style-name="Table2.2">
          <table:table-cell table:style-name="Table2.A2" office:value-type="string">
            <text:p text:style-name="P16">7</text:p>
          </table:table-cell>
          <table:table-cell table:style-name="Table2.B2" office:value-type="string">
            <text:p text:style-name="P16">Write a C program to implement stack with linked list with out global pointers(Return pointer from functions)? </text:p>
          </table:table-cell>
        </table:table-row>
        <table:table-row table:style-name="Table2.2">
          <table:table-cell table:style-name="Table2.A2" office:value-type="string">
            <text:p text:style-name="P19">8</text:p>
          </table:table-cell>
          <table:table-cell table:style-name="Table2.B2" office:value-type="string">
            <text:p text:style-name="P17">Write a C program to implement queue with linked list with out global pointers(i.e, send pointer to functions)? </text:p>
          </table:table-cell>
        </table:table-row>
        <table:table-row table:style-name="Table2.2">
          <table:table-cell table:style-name="Table2.A2" office:value-type="string">
            <text:p text:style-name="P19">9</text:p>
          </table:table-cell>
          <table:table-cell table:style-name="Table2.B2" office:value-type="string">
            <text:p text:style-name="P16">Write a C program to implement queue with linked list with out global pointers(Return pointer from functions)? </text:p>
          </table:table-cell>
        </table:table-row>
        <table:table-row table:style-name="Table2.2">
          <table:table-cell table:style-name="Table2.A2" office:value-type="string">
            <text:p text:style-name="P19">10</text:p>
          </table:table-cell>
          <table:table-cell table:style-name="Table2.B2" office:value-type="string">
            <text:p text:style-name="P16">Infix and post fix notation with arrays and linked lists? </text:p>
          </table:table-cell>
        </table:table-row>
        <table:table-row table:style-name="Table2.2">
          <table:table-cell table:style-name="Table2.A2" office:value-type="string">
            <text:p text:style-name="P19">11</text:p>
          </table:table-cell>
          <table:table-cell table:style-name="Table2.B2" office:value-type="string">
            <text:p text:style-name="P16">write a C program to create double linked list? and create functions for all posibilities to insert,delete,display elements?</text:p>
          </table:table-cell>
        </table:table-row>
        <table:table-row table:style-name="Table2.2">
          <table:table-cell table:style-name="Table2.A2" office:value-type="string">
            <text:p text:style-name="P19">12</text:p>
          </table:table-cell>
          <table:table-cell table:style-name="Table2.B2" office:value-type="string">
            <text:p text:style-name="P16">write a C program to reverse linked list? </text:p>
            <text:p text:style-name="P16"/>
          </table:table-cell>
        </table:table-row>
        <table:table-row table:style-name="Table2.2">
          <table:table-cell table:style-name="Table2.A2" office:value-type="string">
            <text:p text:style-name="P20">13</text:p>
          </table:table-cell>
          <table:table-cell table:style-name="Table2.B2" office:value-type="string">
            <text:p text:style-name="P18">write a C program to reverse double linked list? </text:p>
          </table:table-cell>
        </table:table-row>
        <table:table-row table:style-name="Table2.2">
          <table:table-cell table:style-name="Table2.A2" office:value-type="string">
            <text:p text:style-name="P20">14</text:p>
          </table:table-cell>
          <table:table-cell table:style-name="Table2.B2" office:value-type="string">
            <text:p text:style-name="P20">Write a c program to delete a node in tree</text:p>
            <text:p text:style-name="P20"><text:tab/>. delete a leaf node </text:p>
            <text:p text:style-name="P20"><text:tab/>. node with one child </text:p>
            <text:p text:style-name="P20"><text:tab/>. node with two childs</text:p>
          </table:table-cell>
        </table:table-row>
        <table:table-row table:style-name="Table2.2">
          <table:table-cell table:style-name="Table2.A2" office:value-type="string">
            <text:p text:style-name="P20">15</text:p>
          </table:table-cell>
          <table:table-cell table:style-name="Table2.B2" office:value-type="string">
            <text:p text:style-name="P20">Write a C program to create a BST ? display the tree with pre-order traversal ?</text:p>
          </table:table-cell>
        </table:table-row>
        <table:table-row table:style-name="Table2.2">
          <table:table-cell table:style-name="Table2.A2" office:value-type="string">
            <text:p text:style-name="P22">16</text:p>
          </table:table-cell>
          <table:table-cell table:style-name="Table2.B2" office:value-type="string">
            <text:p text:style-name="P22">Write a C program to delete duplicate nodes in linked list?</text:p>
          </table:table-cell>
        </table:table-row>
        <table:table-row table:style-name="Table2.2">
          <table:table-cell table:style-name="Table2.A2" office:value-type="string">
            <text:p text:style-name="P22">17</text:p>
          </table:table-cell>
          <table:table-cell table:style-name="Table2.B2" office:value-type="string">
            <text:p text:style-name="P22">Write a C program to find the middle node in linked list?</text:p>
          </table:table-cell>
        </table:table-row>
        <table:table-row table:style-name="Table2.18">
          <table:table-cell table:style-name="Table2.A2" office:value-type="string">
            <text:p text:style-name="P22">18</text:p>
          </table:table-cell>
          <table:table-cell table:style-name="Table2.B2" office:value-type="string">
            <text:p text:style-name="P22">Write a C program to sort the nodes of linked list?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2f1eb" officeooo:paragraph-rsid="0022f1e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ata Structur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7:05:54.738250581</meta:creation-date>
    <dc:date>2017-03-15T17:03:19.693228415</dc:date>
    <meta:editing-duration>PT49M31S</meta:editing-duration>
    <meta:editing-cycles>21</meta:editing-cycles>
    <meta:generator>LibreOffice/4.2.8.2$Linux_X86_64 LibreOffice_project/420m0$Build-2</meta:generator>
    <meta:document-statistic meta:table-count="2" meta:image-count="0" meta:object-count="0" meta:page-count="2" meta:paragraph-count="71" meta:word-count="475" meta:character-count="2726" meta:non-whitespace-character-count="2271"/>
  </office:meta>
</office:document-meta>
</file>